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30777" officeooo:paragraph-rsid="00030777" style:font-weight-asian="bold" style:font-weight-complex="bold"/>
    </style:style>
    <style:style style:name="P2" style:family="paragraph" style:parent-style-name="Standard">
      <style:text-properties style:font-name="Arial" fo:font-weight="bold" officeooo:rsid="00030777" officeooo:paragraph-rsid="00055ff6" style:font-weight-asian="bold" style:font-weight-complex="bold"/>
    </style:style>
    <style:style style:name="P3" style:family="paragraph" style:parent-style-name="Standard">
      <style:text-properties style:font-name="Arial" fo:font-weight="bold" officeooo:rsid="00055ff6" officeooo:paragraph-rsid="00055ff6" style:font-weight-asian="bold" style:font-weight-complex="bold"/>
    </style:style>
    <style:style style:name="P4" style:family="paragraph" style:parent-style-name="Standard">
      <style:text-properties style:font-name="Arial" fo:font-weight="normal" officeooo:rsid="00030777" officeooo:paragraph-rsid="00030777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055ff6" officeooo:paragraph-rsid="00055ff6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055ff6" officeooo:paragraph-rsid="00088891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061745" officeooo:paragraph-rsid="00061745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273608" officeooo:paragraph-rsid="00273608" style:font-weight-asian="normal" style:font-weight-complex="normal"/>
    </style:style>
    <style:style style:name="P9" style:family="paragraph" style:parent-style-name="Standard">
      <style:text-properties style:font-name="Arial" fo:font-style="italic" fo:font-weight="normal" officeooo:rsid="00055ff6" officeooo:paragraph-rsid="00088891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style:font-name="Arial" fo:font-style="italic" fo:font-weight="normal" officeooo:rsid="00088891" officeooo:paragraph-rsid="00055ff6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font-name="Arial" fo:font-style="italic" fo:font-weight="normal" officeooo:rsid="00088891" officeooo:paragraph-rsid="00088891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Arial" fo:font-size="10pt" fo:font-style="italic" fo:font-weight="normal" officeooo:rsid="00273608" officeooo:paragraph-rsid="00273608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text-properties officeooo:rsid="003234da" officeooo:paragraph-rsid="00055ff6"/>
    </style:style>
    <style:style style:name="P14" style:family="paragraph" style:parent-style-name="Text_20_body">
      <style:text-properties officeooo:rsid="00063b07" officeooo:paragraph-rsid="00063b07"/>
    </style:style>
    <style:style style:name="P15" style:family="paragraph" style:parent-style-name="Text_20_body">
      <style:text-properties officeooo:rsid="003bb2e8" officeooo:paragraph-rsid="003bb2e8"/>
    </style:style>
    <style:style style:name="P16" style:family="paragraph" style:parent-style-name="Text_20_body">
      <style:text-properties officeooo:rsid="0043f4a8" officeooo:paragraph-rsid="0043f4a8"/>
    </style:style>
    <style:style style:name="P17" style:family="paragraph" style:parent-style-name="Text_20_body">
      <style:text-properties officeooo:rsid="0043f4a8" officeooo:paragraph-rsid="00454479"/>
    </style:style>
    <style:style style:name="P18" style:family="paragraph" style:parent-style-name="Text_20_body">
      <style:text-properties fo:font-weight="bold" officeooo:rsid="00454479" officeooo:paragraph-rsid="00454479" style:font-weight-asian="bold" style:font-weight-complex="bold"/>
    </style:style>
    <style:style style:name="P19" style:family="paragraph" style:parent-style-name="Standard">
      <style:text-properties style:font-name="Arial" fo:font-weight="normal" officeooo:rsid="00061745" officeooo:paragraph-rsid="00061745" style:font-weight-asian="normal" style:font-weight-complex="normal"/>
    </style:style>
    <style:style style:name="P20" style:family="paragraph" style:parent-style-name="Standard">
      <style:text-properties style:font-name="Arial" fo:font-weight="bold" officeooo:rsid="00061745" officeooo:paragraph-rsid="00061745" style:font-weight-asian="bold" style:font-weight-complex="bold"/>
    </style:style>
    <style:style style:name="P21" style:family="paragraph" style:parent-style-name="Standard">
      <style:text-properties fo:color="#c9211e" style:font-name="Arial" fo:font-size="8pt" fo:font-weight="bold" officeooo:rsid="00061745" officeooo:paragraph-rsid="00061745" style:font-size-asian="8pt" style:font-weight-asian="bold" style:font-size-complex="8pt" style:font-weight-complex="bold"/>
    </style:style>
    <style:style style:name="P22" style:family="paragraph" style:parent-style-name="Standard">
      <style:text-properties fo:color="#c9211e" style:font-name="Arial" fo:font-size="6pt" fo:font-weight="bold" officeooo:rsid="00061745" officeooo:paragraph-rsid="00061745" style:font-size-asian="6pt" style:font-weight-asian="bold" style:font-size-complex="6pt" style:font-weight-complex="bold"/>
    </style:style>
    <style:style style:name="P23" style:family="paragraph" style:parent-style-name="Standard">
      <style:text-properties fo:color="#c9211e" style:font-name="Arial" fo:font-weight="normal" officeooo:rsid="00055ff6" officeooo:paragraph-rsid="00055ff6" style:font-weight-asian="normal" style:font-weight-complex="normal"/>
    </style:style>
    <style:style style:name="P24" style:family="paragraph" style:parent-style-name="Standard">
      <style:text-properties fo:color="#c9211e" style:font-name="Arial" fo:font-size="9pt" fo:font-weight="normal" officeooo:rsid="00061745" officeooo:paragraph-rsid="00061745" style:font-size-asian="9pt" style:font-weight-asian="normal" style:font-size-complex="9pt" style:font-weight-complex="normal"/>
    </style:style>
    <style:style style:name="P25" style:family="paragraph" style:parent-style-name="Standard">
      <style:text-properties fo:color="#c9211e" style:font-name="Arial" fo:font-size="9pt" fo:font-weight="normal" officeooo:rsid="0045adba" officeooo:paragraph-rsid="0045adba" style:font-size-asian="9pt" style:font-weight-asian="normal" style:font-size-complex="9pt" style:font-weight-complex="normal"/>
    </style:style>
    <style:style style:name="P26" style:family="paragraph" style:parent-style-name="Text_20_body">
      <style:text-properties officeooo:rsid="0043f4a8" officeooo:paragraph-rsid="003bb2e8"/>
    </style:style>
    <style:style style:name="P27" style:family="paragraph" style:parent-style-name="Text_20_body">
      <style:text-properties officeooo:rsid="0043f4a8" officeooo:paragraph-rsid="00454479"/>
    </style:style>
    <style:style style:name="P28" style:family="paragraph" style:parent-style-name="Text_20_body" style:list-style-name="L1">
      <style:text-properties officeooo:paragraph-rsid="0045adba"/>
    </style:style>
    <style:style style:name="P29" style:family="paragraph" style:parent-style-name="Heading_20_1">
      <style:text-properties officeooo:rsid="0043edb7" officeooo:paragraph-rsid="003bb2e8"/>
    </style:style>
    <style:style style:name="P30" style:family="paragraph" style:parent-style-name="Heading_20_1">
      <style:text-properties officeooo:rsid="003bb2e8" officeooo:paragraph-rsid="003bb2e8"/>
    </style:style>
    <style:style style:name="P31" style:family="paragraph" style:parent-style-name="Heading_20_1">
      <style:text-properties officeooo:paragraph-rsid="003bb2e8"/>
    </style:style>
    <style:style style:name="T1" style:family="text">
      <style:text-properties officeooo:rsid="0006174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54479" style:font-weight-asian="bold" style:font-weight-complex="bold"/>
    </style:style>
    <style:style style:name="T4" style:family="text">
      <style:text-properties officeooo:rsid="00063b07"/>
    </style:style>
    <style:style style:name="T5" style:family="text">
      <style:text-properties officeooo:rsid="000a63ce"/>
    </style:style>
    <style:style style:name="T6" style:family="text">
      <style:text-properties officeooo:rsid="0025664c"/>
    </style:style>
    <style:style style:name="T7" style:family="text">
      <style:text-properties officeooo:rsid="002880e5"/>
    </style:style>
    <style:style style:name="T8" style:family="text">
      <style:text-properties officeooo:rsid="002d1bdf"/>
    </style:style>
    <style:style style:name="T9" style:family="text">
      <style:text-properties officeooo:rsid="003181f3"/>
    </style:style>
    <style:style style:name="T10" style:family="text">
      <style:text-properties officeooo:rsid="003bb2e8"/>
    </style:style>
    <style:style style:name="T11" style:family="text">
      <style:text-properties officeooo:rsid="00454479"/>
    </style:style>
    <style:style style:name="T12" style:family="text">
      <style:text-properties officeooo:rsid="0045adba"/>
    </style:style>
    <style:style style:name="T13" style:family="text">
      <style:text-properties fo:color="#c9211e" officeooo:rsid="0045ad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3. Imágenes</text:h>
      <text:h text:style-name="P30" text:outline-level="1">3.1. Scroll Parallax</text:h>
      <text:p text:style-name="P18">Ejercicio 10</text:p>
      <text:p text:style-name="P26">Podemos poner una imagen de fondo en un elemento de bloque, que cuando haya scroll tenga un efecto Parallax.</text:p>
      <text:p text:style-name="P15"/>
      <text:p text:style-name="P16">Ejemplo: https://codepen.io/BretCameron/pen/JzjNXp</text:p>
      <text:p text:style-name="P16"/>
      <text:p text:style-name="P16">En este ejemplo podemos ver todos los elementos utilizados:</text:p>
      <text:p text:style-name="P16"/>
      <text:p text:style-name="P16">.parallax {</text:p>
      <text:p text:style-name="P16"><text:s text:c="2"/>/* La imagen usada */</text:p>
      <text:p text:style-name="P16"><text:s text:c="2"/>background-image: url("img_parallax.jpg");</text:p>
      <text:p text:style-name="P16"/>
      <text:p text:style-name="P16"><text:s text:c="2"/>/* Hay que poner una altura específica*/</text:p>
      <text:p text:style-name="P16"><text:s text:c="2"/>height: 500px;</text:p>
      <text:p text:style-name="P16"/>
      <text:p text:style-name="P16"><text:s text:c="2"/>/* Creamos el efecto de scroll */</text:p>
      <text:p text:style-name="P16"><text:s text:c="2"/>background-attachment: fixed;</text:p>
      <text:p text:style-name="P16"><text:s text:c="2"/>background-position: center;</text:p>
      <text:p text:style-name="P16"><text:s text:c="2"/>background-repeat: no-repeat;</text:p>
      <text:p text:style-name="P16"><text:s text:c="2"/>background-size: cover;</text:p>
      <text:p text:style-name="P16">}</text:p>
      <text:p text:style-name="P16"/>
      <text:p text:style-name="P17">Aplícalo para uno de los ejercicios anteriores, <text:span text:style-name="T11">con una imagen de fondo de un paisaje, por ejemplo:</text:span></text:p>
      <text:p text:style-name="P17"/>
      <text:p text:style-name="P17"><text:a xlink:type="simple" xlink:href="https://www.dzoom.org.es/wp-content/uploads/2017/07/seebensee-2384369-810x540.jpg" text:style-name="Internet_20_link" text:visited-style-name="Visited_20_Internet_20_Link">https://www.dzoom.org.es/wp-content/uploads/2017/07/seebensee-2384369-810x540.jpg</text:a></text:p>
      <text:p text:style-name="P17"/>
      <text:p text:style-name="P17">probando con 200, 400 y con 1500 px. ¿Qué sucede cuando la altura es mayor a la de la propia imagen?</text:p>
      <text:p text:style-name="P17"/>
      <text:list xml:id="list459339358" text:style-name="L1">
        <text:list-item>
          <text:p text:style-name="P28"><text:span text:style-name="T13">Que el scroll tarda mas en bajar</text:span></text:p>
        </text:list-item>
      </text:list>
      <text:h text:style-name="P31" text:outline-level="1"><text:span text:style-name="T10">3.2. </text:span>Iconos</text:h>
      <text:p text:style-name="P3"/>
      <text:p text:style-name="P5"><text:span text:style-name="T6">Las i</text:span>mágenes que no aporten información, <text:span text:style-name="T1">idealmente </text:span>no tendrían por qué tener su propia <text:soft-page-break/>etiqueta &lt;img&gt;. <text:span text:style-name="T6">Ya se ha visto algún modo de incluirlo como fondo desde CSS. También se pueden importar iconos de fuentes externas. </text:span>Hay diversos recursos para importar iconos. </text:p>
      <text:p text:style-name="P5"/>
      <text:p text:style-name="P7">La etiqueta que suele usarse para el icono es la &lt;i&gt; o la &lt;span&gt;.</text:p>
      <text:p text:style-name="P7"/>
      <text:p text:style-name="P6">En este caso, <text:span text:style-name="T1">vamos a usar </text:span>los proporcionados por Google.</text:p>
      <text:p text:style-name="P10"/>
      <text:p text:style-name="P11">Ejemplo:</text:p>
      <text:p text:style-name="P11"/>
      <text:p text:style-name="P9"/>
      <text:p text:style-name="P9">&lt;html&gt;</text:p>
      <text:p text:style-name="P9">&lt;head&gt;</text:p>
      <text:p text:style-name="P9">&lt;title&gt;Google Icons&lt;/title&gt;</text:p>
      <text:p text:style-name="P9">&lt;meta name="viewport" content="width=device-width, initial-scale=1"&gt;</text:p>
      <text:p text:style-name="P9">&lt;link rel="stylesheet" href="https://fonts.googleapis.com/icon?family=Material+Icons"&gt;</text:p>
      <text:p text:style-name="P9">&lt;/head&gt;</text:p>
      <text:p text:style-name="P9">&lt;body&gt;</text:p>
      <text:p text:style-name="P9">&lt;p&gt;Iconos Google básicos&lt;/p&gt;</text:p>
      <text:p text:style-name="P9">&lt;i class="material-icons"&gt;cloud&lt;/i&gt;</text:p>
      <text:p text:style-name="P9">&lt;span class="material-icons"&gt;credit_card&lt;/span&gt;</text:p>
      <text:p text:style-name="P9">&lt;i class="material-icons"&gt;favorite&lt;/i&gt;</text:p>
      <text:p text:style-name="P9">&lt;i class="material-icons"&gt;attachment&lt;/i&gt;</text:p>
      <text:p text:style-name="P9">&lt;i class="material-icons"&gt;computer&lt;/i&gt;</text:p>
      <text:p text:style-name="P9">&lt;i class="material-icons"&gt;traffic&lt;/i&gt;</text:p>
      <text:p text:style-name="P9">&lt;br&gt;&lt;br&gt;</text:p>
      <text:p text:style-name="P9"/>
      <text:p text:style-name="P9">&lt;p&gt;Iconos Google estilizados&lt;/p&gt;</text:p>
      <text:p text:style-name="P9">&lt;i class="material-icons" style="font-size:24px;"&gt;cloud&lt;/i&gt;</text:p>
      <text:p text:style-name="P9">&lt;i class="material-icons azul" style="font-size:36px;"&gt;cloud&lt;/i&gt;</text:p>
      <text:p text:style-name="P9">&lt;i class="material-icons" style="font-size:48px;color:red;"&gt;cloud&lt;/i&gt;</text:p>
      <text:p text:style-name="P9">&lt;span class="material-icons" style="font-size:60px;color:lightblue;"&gt;print&lt;/span&gt;</text:p>
      <text:p text:style-name="P9"/>
      <text:p text:style-name="P9">&lt;/body&gt;</text:p>
      <text:p text:style-name="P9">&lt;/html&gt;</text:p>
      <text:p text:style-name="P9"/>
      <text:p text:style-name="P5"/>
      <text:p text:style-name="P7"><text:span text:style-name="T2">Ejercicio </text:span><text:span text:style-name="T3">11</text:span><text:span text:style-name="T2">:</text:span> </text:p>
      <text:p text:style-name="P7"/>
      <text:p text:style-name="P7">Copia el código en un archivo, y modifícalo <text:span text:style-name="T9">para atender la siguiente solicitud:</text:span></text:p>
      <text:p text:style-name="P7"/>
      <text:p text:style-name="P7">- Que uno de los iconos se<text:span text:style-name="T6">a</text:span> <text:span text:style-name="T6">u</text:span>n link:</text:p>
      <text:p text:style-name="P7"/>
      <text:p text:style-name="P22">&lt;html&gt;</text:p>
      <text:p text:style-name="P22"><text:s text:c="4"/>&lt;head&gt;</text:p>
      <text:p text:style-name="P22"><text:s text:c="8"/>&lt;title&gt;Google Icons&lt;/title&gt;</text:p>
      <text:p text:style-name="P22"><text:s text:c="8"/>&lt;meta name="viewport" content="width=device-width, initial-scale=1"&gt;</text:p>
      <text:p text:style-name="P22"><text:s text:c="8"/>&lt;link rel="stylesheet" href="https://fonts.googleapis.com/icon?family=Material+Icons"&gt;</text:p>
      <text:p text:style-name="P22"><text:s text:c="8"/>&lt;link heref="" rel="stylesheet" type="text/css"&gt;</text:p>
      <text:p text:style-name="P22"><text:s text:c="4"/>&lt;/head&gt;</text:p>
      <text:p text:style-name="P22"><text:s text:c="4"/>&lt;body&gt;</text:p>
      <text:p text:style-name="P22"><text:s text:c="8"/>&lt;p&gt;Iconos Google básicos&lt;/p&gt;</text:p>
      <text:p text:style-name="P22"><text:s text:c="8"/>&lt;a href="https://aules.edu.gva.es/moodle/my/" alt="aules"&gt;&lt;i class="material-icons"&gt;cloud&lt;/i&gt;&lt;/a&gt;</text:p>
      <text:p text:style-name="P22"><text:s text:c="8"/>&lt;span class="material-icons"&gt;credit_card&lt;/span&gt;</text:p>
      <text:p text:style-name="P22"><text:s text:c="8"/>&lt;i class="material-icons"&gt;favorite&lt;/i&gt;</text:p>
      <text:p text:style-name="P22"><text:s text:c="8"/>&lt;i class="material-icons"&gt;attachment&lt;/i&gt;</text:p>
      <text:p text:style-name="P22"><text:s text:c="8"/>&lt;i class="material-icons"&gt;computer&lt;/i&gt;</text:p>
      <text:p text:style-name="P22"><text:s text:c="8"/>&lt;i class="material-icons"&gt;traffic&lt;/i&gt;</text:p>
      <text:p text:style-name="P22"><text:s text:c="8"/>&lt;br&gt;&lt;br&gt;</text:p>
      <text:p text:style-name="P22"/>
      <text:p text:style-name="P22"><text:s text:c="8"/>&lt;p&gt;Iconos Google estilizados&lt;/p&gt;</text:p>
      <text:p text:style-name="P22"><text:s text:c="8"/>&lt;i class="material-icons" style="font-size:24px;"&gt;cloud&lt;/i&gt;</text:p>
      <text:p text:style-name="P22"><text:soft-page-break/><text:s text:c="8"/>&lt;i class="material-icons azul" style="font-size:36px;"&gt;cloud&lt;/i&gt;</text:p>
      <text:p text:style-name="P22"><text:s text:c="8"/>&lt;i class="material-icons" style="font-size:48px;color:red;"&gt;cloud&lt;/i&gt;</text:p>
      <text:p text:style-name="P22"><text:s text:c="8"/>&lt;span class="material-icons" style="font-size:60px;color:lightblue;"&gt;print&lt;/span&gt;</text:p>
      <text:p text:style-name="P22"/>
      <text:p text:style-name="P22"><text:s text:c="4"/>&lt;/body&gt;</text:p>
      <text:p text:style-name="P22">&lt;/html&gt;</text:p>
      <text:p text:style-name="P7"/>
      <text:p text:style-name="P7">- Editar el estilo de uno de los iconos <text:span text:style-name="T5">(cambiar color, etc.)</text:span> pero sin el atributo style <text:span text:style-name="T5">del HTML</text:span>.</text:p>
      <text:p text:style-name="P7"/>
      <text:p text:style-name="P21">&lt;html&gt;</text:p>
      <text:p text:style-name="P21"><text:s text:c="4"/>&lt;head&gt;</text:p>
      <text:p text:style-name="P21"><text:s text:c="8"/>&lt;title&gt;Google Icons&lt;/title&gt;</text:p>
      <text:p text:style-name="P21"><text:s text:c="8"/>&lt;meta name="viewport" content="width=device-width, initial-scale=1"&gt;</text:p>
      <text:p text:style-name="P21"><text:s text:c="8"/>&lt;link rel="stylesheet" href="https://fonts.googleapis.com/icon?family=Material+Icons"&gt;</text:p>
      <text:p text:style-name="P21"><text:s text:c="8"/>&lt;link href="style5.css" rel="stylesheet" type="text/css"&gt;</text:p>
      <text:p text:style-name="P21"><text:s text:c="4"/>&lt;/head&gt;</text:p>
      <text:p text:style-name="P21"><text:s text:c="4"/>&lt;body&gt;</text:p>
      <text:p text:style-name="P21"><text:s text:c="8"/>&lt;p&gt;Iconos Google básicos&lt;/p&gt;</text:p>
      <text:p text:style-name="P21"><text:s text:c="8"/>&lt;a href="https://aules.edu.gva.es/moodle/my/" alt="aules"&gt;&lt;i class="material-icons"&gt;cloud&lt;/i&gt;&lt;/a&gt;</text:p>
      <text:p text:style-name="P21"><text:s text:c="8"/>&lt;span class="material-icons"&gt;credit_card&lt;/span&gt;</text:p>
      <text:p text:style-name="P21"><text:s text:c="8"/>&lt;i class="material-icons"&gt;favorite&lt;/i&gt;</text:p>
      <text:p text:style-name="P21"><text:s text:c="8"/>&lt;i class="material-icons"&gt;attachment&lt;/i&gt;</text:p>
      <text:p text:style-name="P21"><text:s text:c="8"/>&lt;i class="material-icons"&gt;computer&lt;/i&gt;</text:p>
      <text:p text:style-name="P21"><text:s text:c="8"/>&lt;i class="material-icons"&gt;traffic&lt;/i&gt;</text:p>
      <text:p text:style-name="P21"><text:s text:c="8"/>&lt;br&gt;&lt;br&gt;</text:p>
      <text:p text:style-name="P21"/>
      <text:p text:style-name="P21"><text:s text:c="8"/>&lt;p&gt;Iconos Google estilizados&lt;/p&gt;</text:p>
      <text:p text:style-name="P21"><text:s text:c="8"/>&lt;i class="material-icons" style="font-size:24px; color: red;"&gt;cloud&lt;/i&gt;</text:p>
      <text:p text:style-name="P21"><text:s text:c="8"/>&lt;i class="material-icons azul" style="font-size:36px;"&gt;cloud&lt;/i&gt;</text:p>
      <text:p text:style-name="P21"><text:s text:c="8"/>&lt;i class="material-icons" style="font-size:48px;color:red;"&gt;cloud&lt;/i&gt;</text:p>
      <text:p text:style-name="P21"><text:s text:c="8"/>&lt;span class="material-icons" style="font-size:60px;color:lightblue;"&gt;print&lt;/span&gt;</text:p>
      <text:p text:style-name="P21"/>
      <text:p text:style-name="P21"><text:s text:c="4"/>&lt;/body&gt;</text:p>
      <text:p text:style-name="P21">&lt;/html&gt;</text:p>
      <text:p text:style-name="P20"/>
      <text:p text:style-name="P7">- <text:span text:style-name="T4">Utilizando los iconos de google, poner el icono de una impresora y que sea en forma de botón.</text:span></text:p>
      <text:p text:style-name="P7"/>
      <text:p text:style-name="P24">.<text:span text:style-name="T12">colorIcono{</text:span></text:p>
      <text:p text:style-name="P25"><text:s text:c="7"/>color: red;</text:p>
      <text:p text:style-name="P25">}</text:p>
      <text:p text:style-name="P7"/>
      <text:p text:style-name="P7">-<text:span text:style-name="T4">Añade al botón anteriormente creado la funcionalidad para que al apretarlo te salga la ventana de impresión de la página web.</text:span></text:p>
      <text:p text:style-name="P5"/>
      <text:p text:style-name="P23">&lt;button types="button" onclick="javascript:window.print()"&gt;&lt;span class="material-icons" style="font-size:60px;color:lightblue;"&gt;print&lt;/span&gt;&lt;/button&gt;</text:p>
      <text:p text:style-name="P5"/>
      <text:p text:style-name="P8"><text:span text:style-name="T7">Nota:</text:span> <text:span text:style-name="T8">Ejemplo con t</text:span>ipos de botones en HTML+CSS (elegir el que más se ajuste):</text:p>
      <text:p text:style-name="P8"/>
      <text:p text:style-name="P12">&lt;!DOCTYPE html&gt;</text:p>
      <text:p text:style-name="P12">&lt;html&gt;</text:p>
      <text:p text:style-name="P12">&lt;head&gt;</text:p>
      <text:p text:style-name="P12">&lt;style&gt;</text:p>
      <text:p text:style-name="P12">.button {</text:p>
      <text:p text:style-name="P12"><text:s text:c="4"/>background-color: #4CAF50;</text:p>
      <text:p text:style-name="P12"><text:s text:c="4"/>border: none;</text:p>
      <text:p text:style-name="P12"><text:s text:c="4"/>color: white;</text:p>
      <text:p text:style-name="P12"><text:s text:c="4"/>padding: 15px 32px;</text:p>
      <text:p text:style-name="P12"><text:s text:c="4"/>text-align: center;</text:p>
      <text:p text:style-name="P12"><text:s text:c="4"/>text-decoration: none;</text:p>
      <text:p text:style-name="P12"><text:s text:c="4"/>display: inline-block;</text:p>
      <text:p text:style-name="P12"><text:s text:c="4"/>font-size: 16px;</text:p>
      <text:p text:style-name="P12"><text:s text:c="4"/>margin: 4px 2px;</text:p>
      <text:p text:style-name="P12"><text:s text:c="4"/>cursor: pointer;</text:p>
      <text:p text:style-name="P12">}</text:p>
      <text:p text:style-name="P12"><text:soft-page-break/>&lt;/style&gt;</text:p>
      <text:p text:style-name="P12">&lt;/head&gt;</text:p>
      <text:p text:style-name="P12">&lt;body&gt;</text:p>
      <text:p text:style-name="P12"/>
      <text:p text:style-name="P12">&lt;h2&gt;CSS Buttons&lt;/h2&gt;</text:p>
      <text:p text:style-name="P12"/>
      <text:p text:style-name="P12">&lt;button&gt;Default Button&lt;/button&gt;</text:p>
      <text:p text:style-name="P12">&lt;a href="#" class="button"&gt;Link Button&lt;/a&gt;</text:p>
      <text:p text:style-name="P12">&lt;button class="button"&gt;Button&lt;/button&gt;</text:p>
      <text:p text:style-name="P12">&lt;input type="button" class="button" value="Input Button"&gt;</text:p>
      <text:p text:style-name="P12"/>
      <text:p text:style-name="P12">&lt;/body&gt;</text:p>
      <text:p text:style-name="P12">&lt;/html&gt;</text:p>
      <text:p text:style-name="P8"/>
      <text:p text:style-name="P13"/>
      <text:p text:style-name="P14"/>
      <text:p text:style-name="P2"/>
      <text:p text:style-name="P2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40M28S</meta:editing-duration>
    <meta:editing-cycles>45</meta:editing-cycles>
    <meta:generator>LibreOffice/6.2.4.2$Windows_X86_64 LibreOffice_project/2412653d852ce75f65fbfa83fb7e7b669a126d64</meta:generator>
    <dc:date>2019-10-10T20:01:35.778000000</dc:date>
    <meta:document-statistic meta:table-count="0" meta:image-count="0" meta:object-count="0" meta:page-count="4" meta:paragraph-count="131" meta:word-count="498" meta:character-count="5395" meta:non-whitespace-character-count="4658"/>
    <meta:user-defined meta:name="Info 1"/>
    <meta:user-defined meta:name="Info 2"/>
    <meta:user-defined meta:name="Info 3"/>
    <meta:user-defined meta:name="Info 4"/>
  </office:meta>
</office:document-meta>
</file>